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c0c0c0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dash" draw:stroke-dash="_32__20_Dots_20_1_20_Dash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13.97cm" svg:height="13.97cm" svg:x="2.383cm" svg:y="4.175cm">
          <text:p text:style-name="P2"/>
        </draw:rect>
        <draw:rect draw:style-name="gr2" draw:text-style-name="P1" draw:layer="layout" svg:width="12.7cm" svg:height="8.89cm" svg:x="3.018cm" svg:y="6.715cm">
          <text:p text:style-name="P2"/>
        </draw:rect>
        <draw:line draw:style-name="gr3" draw:text-style-name="P1" draw:layer="layout" svg:x1="3.018cm" svg:y1="3.54cm" svg:x2="3.018cm" svg:y2="19.415cm">
          <text:p text:style-name="P2"/>
        </draw:line>
        <draw:line draw:style-name="gr3" draw:text-style-name="P1" draw:layer="layout" svg:x1="15.718cm" svg:y1="3.54cm" svg:x2="15.718cm" svg:y2="19.415cm">
          <text:p text:style-name="P2"/>
        </draw:line>
        <draw:line draw:style-name="gr3" draw:text-style-name="P1" draw:layer="layout" svg:x1="1.113cm" svg:y1="6.715cm" svg:x2="16.988cm" svg:y2="6.715cm">
          <text:p text:style-name="P2"/>
        </draw:line>
        <draw:line draw:style-name="gr3" draw:text-style-name="P1" draw:layer="layout" svg:x1="1.113cm" svg:y1="15.605cm" svg:x2="16.988cm" svg:y2="15.605cm">
          <text:p text:style-name="P2"/>
        </draw:line>
        <draw:frame draw:style-name="gr4" draw:layer="layout" svg:width="1.383cm" svg:height="0.962cm" svg:x="3.54cm" svg:y="19.415cm">
          <draw:text-box>
            <text:p text:style-name="P2">0.1</text:p>
          </draw:text-box>
        </draw:frame>
        <draw:frame draw:style-name="gr4" draw:layer="layout" svg:width="1.383cm" svg:height="0.962cm" svg:x="16.127cm" svg:y="19.415cm">
          <draw:text-box>
            <text:p text:style-name="P2">0.9</text:p>
          </draw:text-box>
        </draw:frame>
        <draw:frame draw:style-name="gr4" draw:layer="layout" svg:width="1.734cm" svg:height="0.962cm" svg:x="0.365cm" svg:y="15.605cm">
          <draw:text-box>
            <text:p text:style-name="P2">0.25</text:p>
          </draw:text-box>
        </draw:frame>
        <draw:frame draw:style-name="gr4" draw:layer="layout" svg:width="1.734cm" svg:height="0.962cm" svg:x="0.366cm" svg:y="6.715cm">
          <draw:text-box>
            <text:p text:style-name="P2">0.75</text:p>
          </draw:text-box>
        </draw:frame>
        <draw:line draw:style-name="gr2" draw:text-style-name="P1" draw:layer="layout" svg:x1="13.178cm" svg:y1="8.62cm" svg:x2="18.258cm" svg:y2="4.81cm">
          <text:p text:style-name="P2"/>
        </draw:line>
        <draw:line draw:style-name="gr2" draw:text-style-name="P1" draw:layer="layout" svg:x1="13.178cm" svg:y1="8.62cm" svg:x2="15.083cm" svg:y2="8.62cm">
          <text:p text:style-name="P2"/>
        </draw:line>
        <draw:line draw:style-name="gr3" draw:text-style-name="P1" draw:layer="layout" svg:x1="17.893cm" svg:y1="4.81cm" svg:x2="19.798cm" svg:y2="4.81cm">
          <text:p text:style-name="P2"/>
        </draw:line>
        <draw:line draw:style-name="gr3" draw:text-style-name="P1" draw:layer="layout" svg:x1="13.179cm" svg:y1="8.62cm" svg:x2="15.084cm" svg:y2="8.62cm">
          <text:p text:style-name="P2"/>
        </draw:line>
        <draw:line draw:style-name="gr3" draw:text-style-name="P1" draw:layer="layout" svg:x1="13.813cm" svg:y1="9.096cm" svg:x2="20.163cm" svg:y2="4.334cm">
          <text:p text:style-name="P2"/>
        </draw:line>
        <draw:frame draw:style-name="gr4" draw:layer="layout" svg:width="1.383cm" svg:height="0.962cm" svg:x="17.046cm" svg:y="6.715cm">
          <draw:text-box>
            <text:p text:style-name="P2">1,0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078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creation-date>2009-04-16T08:27:25</meta:creation-date>
    <dc:date>2009-04-16T08:32:46</dc:date>
    <dc:language>en-US</dc:language>
    <meta:editing-cycles>4</meta:editing-cycles>
    <meta:editing-duration>PT3M16S</meta:editing-duration>
    <meta:user-defined meta:name="Info 1"/>
    <meta:user-defined meta:name="Info 2"/>
    <meta:user-defined meta:name="Info 3"/>
    <meta:user-defined meta:name="Info 4"/>
    <meta:document-statistic meta:object-count="16"/>
  </office:meta>
</office:document-meta>
</file>